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otencia [dB] </text:p>
          </table:table-cell>
          <table:table-cell office:value-type="string" calcext:value-type="string">
            <text:p>Potencia Lineal</text:p>
          </table:table-cell>
          <table:table-cell table:number-columns-repeated="2"/>
          <table:table-cell office:value-type="string" calcext:value-type="string">
            <text:p>Potencia [dB] </text:p>
          </table:table-cell>
          <table:table-cell office:value-type="string" calcext:value-type="string">
            <text:p>Potencia Lineal</text:p>
          </table:table-cell>
          <table:table-cell table:number-columns-repeated="2"/>
          <table:table-cell office:value-type="string" calcext:value-type="string">
            <text:p>Potencia </text:p>
          </table:table-cell>
        </table:table-row>
        <table:table-row table:style-name="ro1">
          <table:table-cell office:value-type="float" office:value="-9.26" calcext:value-type="float">
            <text:p>-9,26</text:p>
          </table:table-cell>
          <table:table-cell table:formula="of:=(10^([.A2]/10))" office:value-type="float" office:value="0.118576874816716" calcext:value-type="float">
            <text:p>0,118576874816716</text:p>
          </table:table-cell>
          <table:table-cell table:number-columns-repeated="2"/>
          <table:table-cell office:value-type="float" office:value="-9.89" calcext:value-type="float">
            <text:p>-9,89</text:p>
          </table:table-cell>
          <table:table-cell table:formula="of:=2*(10^([.E2]/10))" office:value-type="float" office:value="0.205130385250281" calcext:value-type="float">
            <text:p>0,205130385250281</text:p>
          </table:table-cell>
          <table:table-cell table:number-columns-repeated="2"/>
          <table:table-cell office:value-type="float" office:value="-8.89" calcext:value-type="float">
            <text:p>-8,89</text:p>
          </table:table-cell>
        </table:table-row>
        <table:table-row table:style-name="ro1">
          <table:table-cell office:value-type="float" office:value="-29.22" calcext:value-type="float">
            <text:p>-29,22</text:p>
          </table:table-cell>
          <table:table-cell table:formula="of:=(10^([.A3]/10))" office:value-type="float" office:value="0.00119674053130724" calcext:value-type="float">
            <text:p>0,001196740531307</text:p>
          </table:table-cell>
          <table:table-cell table:number-columns-repeated="2"/>
          <table:table-cell office:value-type="float" office:value="-14.76" calcext:value-type="float">
            <text:p>-14,76</text:p>
          </table:table-cell>
          <table:table-cell table:formula="of:=2*(10^([.E3]/10))" office:value-type="float" office:value="0.0668390080052229" calcext:value-type="float">
            <text:p>0,066839008005223</text:p>
          </table:table-cell>
          <table:table-cell table:number-columns-repeated="3"/>
        </table:table-row>
        <table:table-row table:style-name="ro1">
          <table:table-cell office:value-type="float" office:value="-29.22" calcext:value-type="float">
            <text:p>-29,22</text:p>
          </table:table-cell>
          <table:table-cell table:formula="of:=(10^([.A4]/10))" office:value-type="float" office:value="0.00119674053130724" calcext:value-type="float">
            <text:p>0,001196740531307</text:p>
          </table:table-cell>
          <table:table-cell table:number-columns-repeated="2"/>
          <table:table-cell office:value-type="float" office:value="-14.76" calcext:value-type="float">
            <text:p>-14,76</text:p>
          </table:table-cell>
          <table:table-cell table:formula="of:=2*(10^([.E4]/10))" office:value-type="float" office:value="0.0668390080052229" calcext:value-type="float">
            <text:p>0,0668390080052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-26.08" calcext:value-type="float">
            <text:p>-26,08</text:p>
          </table:table-cell>
          <table:table-cell table:formula="of:=2*(10^([.E5]/10))" office:value-type="float" office:value="0.00493207867446868" calcext:value-type="float">
            <text:p>0,00493207867446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-26.08" calcext:value-type="float">
            <text:p>-26,08</text:p>
          </table:table-cell>
          <table:table-cell table:formula="of:=2*(10^([.E6]/10))" office:value-type="float" office:value="0.00493207867446868" calcext:value-type="float">
            <text:p>0,004932078674469</text:p>
          </table:table-cell>
          <table:table-cell table:number-columns-repeated="3"/>
        </table:table-row>
        <table:table-row table:style-name="ro1" table:number-rows-repeated="13">
          <table:table-cell table:number-columns-repeated="9"/>
        </table:table-row>
        <table:table-row table:style-name="ro1">
          <table:table-cell office:value-type="string" calcext:value-type="string">
            <text:p>Total→</text:p>
          </table:table-cell>
          <table:table-cell table:formula="of:=SUM([.B2:.B19])" office:value-type="float" office:value="0.120970355879331" calcext:value-type="float">
            <text:p>0,120970355879331</text:p>
          </table:table-cell>
          <table:table-cell table:number-columns-repeated="2"/>
          <table:table-cell office:value-type="string" calcext:value-type="string">
            <text:p>Total→</text:p>
          </table:table-cell>
          <table:table-cell table:formula="of:=SUM([.F2:.F19])" office:value-type="float" office:value="0.348672558609665" calcext:value-type="float">
            <text:p>0,3486725586096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9T17:10:01.144140038</meta:creation-date>
    <dc:date>2022-08-19T18:03:44.437109458</dc:date>
    <meta:editing-duration>PT3M3S</meta:editing-duration>
    <meta:editing-cycles>1</meta:editing-cycles>
    <meta:document-statistic meta:table-count="1" meta:cell-count="26" meta:object-count="0"/>
    <meta:generator>LibreOffice/6.4.7.2$Linux_X86_64 LibreOffice_project/40$Build-2</meta:generator>
  </office:meta>
</office:document-meta>
</file>